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99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map style:condition="cell-content()&lt;[.A9]" style:apply-style-name="Default" style:base-cell-address="Sheet1.C9"/>
      <style:map style:condition="cell-content()&gt;[.A10]" style:apply-style-name="rojo" style:base-cell-address="Sheet1.C9"/>
      <style:map style:condition="cell-content()=0" style:apply-style-name="Default" style:base-cell-address="Sheet1.C9"/>
    </style:style>
    <style:style style:name="ce4" style:family="table-cell" style:parent-style-name="Default">
      <style:map style:condition="cell-content()&lt;[.A9]" style:apply-style-name="Default" style:base-cell-address="Sheet1.C9"/>
      <style:map style:condition="cell-content()&gt;[.A10]" style:apply-style-name="rojo" style:base-cell-address="Sheet1.C9"/>
      <style:map style:condition="cell-content()=0" style:apply-style-name="Default" style:base-cell-address="Sheet1.C9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Period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ift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AC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 calcext:value-type="string">
            <text:p>clk_rom edges at</text:p>
          </table:table-cell>
        </table:table-row>
        <table:table-row table:style-name="ro2">
          <table:table-cell/>
          <table:table-cell office:value-type="string" calcext:value-type="string">
            <text:p>Data out</text:p>
          </table:table-cell>
          <table:table-cell table:style-name="ce3" table:formula="of:=[.C5]+[.C6]+[.C4]*2" office:value-type="float" office:value="21.8" calcext:value-type="float">
            <text:p>21.8</text:p>
          </table:table-cell>
          <table:table-cell/>
          <table:table-cell table:formula="of:=[.C4]*3" office:value-type="float" office:value="31.2" calcext:value-type="float">
            <text:p>31.2</text:p>
          </table:table-cell>
        </table:table-row>
        <table:table-row table:style-name="ro1">
          <table:table-cell/>
          <table:table-cell table:style-name="ce2" office:value-type="string" calcext:value-type="string">
            <text:p>Data valid</text:p>
          </table:table-cell>
          <table:table-cell table:style-name="ce2" table:formula="of:=[.C5]+3*[.C4]+[.C7]" office:value-type="float" office:value="29.2" calcext:value-type="float">
            <text:p>29.2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Data out</text:p>
          </table:table-cell>
          <table:table-cell table:formula="of:=[.C9]+[.$C$4]" office:value-type="float" office:value="32.2" calcext:value-type="float">
            <text:p>32.2</text:p>
          </table:table-cell>
          <table:table-cell/>
          <table:table-cell table:formula="of:=[.C4]*4"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string" calcext:value-type="string">
            <text:p>Data valid</text:p>
          </table:table-cell>
          <table:table-cell table:formula="of:=[.C10]+[.$C$4]" office:value-type="float" office:value="39.6" calcext:value-type="float">
            <text:p>39.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egative Shift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iod</text:p>
          </table:table-cell>
          <table:table-cell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table:formula="of:=[.C16]+[.C15]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C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 calcext:value-type="string">
            <text:p>Data out</text:p>
          </table:table-cell>
          <table:table-cell table:style-name="ce4" table:formula="of:=[.C17]+[.C18]+[.C16]*2" office:value-type="float" office:value="28.2" calcext:value-type="float">
            <text:p>28.2</text:p>
          </table:table-cell>
          <table:table-cell/>
          <table:table-cell table:formula="of:=[.C16]*3" office:value-type="float" office:value="31.2" calcext:value-type="float">
            <text:p>31.2</text:p>
          </table:table-cell>
        </table:table-row>
        <table:table-row table:style-name="ro1">
          <table:table-cell/>
          <table:table-cell table:style-name="ce2" office:value-type="string" calcext:value-type="string">
            <text:p>Data valid</text:p>
          </table:table-cell>
          <table:table-cell table:style-name="ce2" table:formula="of:=[.C17]+3*[.C16]+[.C19]" office:value-type="float" office:value="35.6" calcext:value-type="float">
            <text:p>35.6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Data out</text:p>
          </table:table-cell>
          <table:table-cell table:formula="of:=[.C21]+[.$C$4]" office:value-type="float" office:value="38.6" calcext:value-type="float">
            <text:p>38.6</text:p>
          </table:table-cell>
          <table:table-cell/>
          <table:table-cell table:formula="of:=[.C16]*4" office:value-type="float" office:value="41.6" calcext:value-type="float">
            <text:p>41.6</text:p>
          </table:table-cell>
        </table:table-row>
        <table:table-row table:style-name="ro1">
          <table:table-cell/>
          <table:table-cell office:value-type="string" calcext:value-type="string">
            <text:p>Data valid</text:p>
          </table:table-cell>
          <table:table-cell table:formula="of:=[.C22]+[.$C$4]" office:value-type="float" office:value="46" calcext:value-type="float">
            <text:p>46</text:p>
          </table:table-cell>
          <table:table-cell table:number-columns-repeated="2"/>
        </table:table-row>
        <calcext:conditional-formats>
          <calcext:conditional-format calcext:target-range-address="Sheet1.C9:Sheet1.C9">
            <calcext:condition calcext:apply-style-name="Default" calcext:value="&lt;[.A9]" calcext:base-cell-address="Sheet1.C9"/>
            <calcext:condition calcext:apply-style-name="rojo" calcext:value="&gt;[.A10]" calcext:base-cell-address="Sheet1.C9"/>
            <calcext:condition calcext:apply-style-name="Default" calcext:value="=0" calcext:base-cell-address="Sheet1.C9"/>
          </calcext:conditional-format>
          <calcext:conditional-format calcext:target-range-address="Sheet1.C21:Sheet1.C21">
            <calcext:condition calcext:apply-style-name="Default" calcext:value="&lt;[.A21]" calcext:base-cell-address="Sheet1.C21"/>
            <calcext:condition calcext:apply-style-name="rojo" calcext:value="&gt;[.A22]" calcext:base-cell-address="Sheet1.C21"/>
            <calcext:condition calcext:apply-style-name="Default" calcext:value="=0" calcext:base-cell-address="Sheet1.C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Tejada</meta:initial-creator>
    <meta:creation-date>2019-04-30T17:35:06.571324219</meta:creation-date>
    <dc:date>2019-04-30T17:46:44.620186858</dc:date>
    <dc:creator>Jose Tejada</dc:creator>
    <meta:editing-duration>P0D</meta:editing-duration>
    <meta:editing-cycles>1</meta:editing-cycles>
    <meta:document-statistic meta:table-count="1" meta:cell-count="39" meta:object-count="0"/>
    <meta:generator>LibreOffice/4.1.6.2$Linux_x86 LibreOffice_project/40ff705089295be5be0aae9b15123f687c05b0a</meta:generator>
  </office:meta>
</office:document-meta>
</file>